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2pt" fo:font-weight="bold" officeooo:rsid="0018e61e" officeooo:paragraph-rsid="0018e61e" style:font-size-asian="12pt" style:font-weight-asian="bold" style:font-size-complex="12pt" style:font-weight-complex="bold"/>
    </style:style>
    <style:style style:name="P2" style:family="paragraph" style:parent-style-name="Frame_20_contents">
      <style:paragraph-properties fo:margin-top="0in" fo:margin-bottom="0in" loext:contextual-spacing="false" fo:line-height="100%"/>
      <style:text-properties fo:font-size="12pt" fo:language="en" fo:country="US" officeooo:rsid="001deaf2" officeooo:paragraph-rsid="0018e61e" style:font-size-asian="12pt" style:font-size-complex="12pt"/>
    </style:style>
    <style:style style:name="P3" style:family="paragraph" style:parent-style-name="Frame_20_contents">
      <style:paragraph-properties fo:margin-top="0in" fo:margin-bottom="0in" loext:contextual-spacing="false" fo:line-height="100%"/>
      <style:text-properties fo:font-size="12pt" fo:language="en" fo:country="US" fo:font-weight="normal" officeooo:rsid="001dd98b" officeooo:paragraph-rsid="0018e61e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8e61e" officeooo:paragraph-rsid="001e3b5c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rsid="001e3b5c" officeooo:paragraph-rsid="001e3b5c"/>
    </style:style>
    <style:style style:name="P6" style:family="paragraph" style:parent-style-name="Table_20_Contents">
      <style:text-properties fo:font-size="12pt" officeooo:rsid="0018e61e" officeooo:paragraph-rsid="0021eb16" style:font-size-asian="12pt" style:font-size-complex="12pt"/>
    </style:style>
    <style:style style:name="P7" style:family="paragraph" style:parent-style-name="Table_20_Contents">
      <style:text-properties fo:font-size="12pt" officeooo:rsid="0021eb16" officeooo:paragraph-rsid="0021eb16" style:font-size-asian="12pt" style:font-size-complex="12pt"/>
    </style:style>
    <style:style style:name="P8" style:family="paragraph" style:parent-style-name="Table_20_Contents">
      <style:text-properties fo:color="#000000" fo:font-size="12pt" fo:language="en" fo:country="US" fo:font-style="normal" fo:font-weight="normal" officeooo:rsid="00241e5b" officeooo:paragraph-rsid="00241e5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text-properties fo:color="#000000" fo:font-size="12pt" fo:language="en" fo:country="US" fo:font-style="normal" fo:font-weight="normal" officeooo:rsid="0025fb80" officeooo:paragraph-rsid="0025fb80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text-properties fo:color="#000000" fo:font-size="12pt" fo:language="en" fo:country="US" fo:font-style="normal" fo:font-weight="normal" officeooo:rsid="00276e0a" officeooo:paragraph-rsid="00276e0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able_20_Contents">
      <style:text-properties fo:color="#000000" fo:font-size="12pt" fo:language="en" fo:country="US" fo:font-style="normal" fo:font-weight="bold" officeooo:rsid="00241e5b" officeooo:paragraph-rsid="00241e5b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able_20_Contents">
      <style:text-properties fo:color="#000000" fo:font-size="12pt" fo:language="en" fo:country="US" fo:font-style="normal" fo:font-weight="bold" officeooo:rsid="0025fb80" officeooo:paragraph-rsid="0025fb80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able_20_Contents">
      <style:text-properties fo:color="#000000" fo:font-size="12pt" fo:language="en" fo:country="US" fo:font-style="italic" fo:font-weight="bold" officeooo:rsid="00276e0a" officeooo:paragraph-rsid="00276e0a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List_20_Paragraph" style:list-style-name="WWNum1">
      <style:paragraph-properties fo:margin-left="0.0563in" fo:margin-right="0in" fo:margin-top="0in" fo:margin-bottom="0in" loext:contextual-spacing="false" fo:line-height="100%" fo:text-indent="0in" style:auto-text-indent="false"/>
      <style:text-properties fo:color="#000000" fo:font-size="12pt" fo:font-style="normal" fo:font-weight="bold" officeooo:rsid="0025fb80" officeooo:paragraph-rsid="0025fb80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List_20_Paragraph" style:list-style-name="WWNum1">
      <style:paragraph-properties fo:margin-left="0.0563in" fo:margin-right="0in" fo:margin-top="0in" fo:margin-bottom="0in" loext:contextual-spacing="false" fo:line-height="100%" fo:text-indent="0in" style:auto-text-indent="false"/>
      <style:text-properties fo:color="#000000" fo:font-size="12pt" fo:font-style="normal" fo:font-weight="normal" officeooo:rsid="0025fb80" officeooo:paragraph-rsid="0025fb8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List_20_Paragraph">
      <style:paragraph-properties fo:margin-left="0.0563in" fo:margin-right="0in" fo:margin-top="0in" fo:margin-bottom="0in" loext:contextual-spacing="false" fo:line-height="100%" fo:text-indent="0in" style:auto-text-indent="false"/>
      <style:text-properties fo:color="#000000" fo:font-size="12pt" fo:font-style="normal" fo:font-weight="normal" officeooo:rsid="0025fb80" officeooo:paragraph-rsid="0025fb8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List_20_Paragraph">
      <style:paragraph-properties fo:margin-left="0.0563in" fo:margin-right="0in" fo:margin-top="0in" fo:margin-bottom="0in" loext:contextual-spacing="false" fo:line-height="100%" fo:text-indent="0in" style:auto-text-indent="false"/>
      <style:text-properties fo:color="#000000" fo:font-size="12pt" fo:font-style="normal" fo:font-weight="normal" officeooo:rsid="00276e0a" officeooo:paragraph-rsid="00276e0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Frame_20_contents">
      <style:paragraph-properties fo:margin-top="0in" fo:margin-bottom="0in" loext:contextual-spacing="false" fo:line-height="100%"/>
      <style:text-properties fo:font-size="12pt" fo:language="en" fo:country="US" officeooo:rsid="001dd98b" officeooo:paragraph-rsid="0018e61e" style:font-size-asian="12pt" style:font-size-complex="12pt"/>
    </style:style>
    <style:style style:name="P19" style:family="paragraph" style:parent-style-name="Frame_20_contents">
      <style:paragraph-properties fo:margin-top="0in" fo:margin-bottom="0in" loext:contextual-spacing="false" fo:line-height="100%"/>
      <style:text-properties fo:font-size="12pt" fo:language="en" fo:country="US" officeooo:rsid="0022a895" officeooo:paragraph-rsid="0022a895" style:font-size-asian="12pt" style:font-size-complex="12pt"/>
    </style:style>
    <style:style style:name="P20" style:family="paragraph" style:parent-style-name="Frame_20_contents">
      <style:paragraph-properties fo:margin-top="0in" fo:margin-bottom="0in" loext:contextual-spacing="false" fo:line-height="100%"/>
      <style:text-properties fo:font-size="12pt" fo:language="en" fo:country="US" officeooo:rsid="001deaf2" officeooo:paragraph-rsid="0018e61e" style:font-size-asian="12pt" style:font-size-complex="12pt"/>
    </style:style>
    <style:style style:name="P21" style:family="paragraph" style:parent-style-name="Frame_20_contents">
      <style:paragraph-properties fo:margin-top="0in" fo:margin-bottom="0in" loext:contextual-spacing="false" fo:line-height="100%"/>
      <style:text-properties style:use-window-font-color="true" fo:font-size="12pt" fo:language="en" fo:country="US" fo:font-weight="normal" officeooo:rsid="001deaf2" officeooo:paragraph-rsid="0018e61e" style:font-size-asian="12pt" style:font-weight-asian="normal" style:font-size-complex="12pt" style:font-weight-complex="normal"/>
    </style:style>
    <style:style style:name="P22" style:family="paragraph" style:parent-style-name="Frame_20_contents">
      <style:paragraph-properties fo:margin-top="0in" fo:margin-bottom="0in" loext:contextual-spacing="false" fo:line-height="100%"/>
      <style:text-properties style:use-window-font-color="true" fo:font-size="12pt" fo:language="en" fo:country="US" fo:font-weight="normal" officeooo:rsid="0025fb80" officeooo:paragraph-rsid="0025fb80" style:font-size-asian="12pt" style:font-weight-asian="normal" style:font-size-complex="12pt" style:font-weight-complex="normal"/>
    </style:style>
    <style:style style:name="T1" style:family="text">
      <style:text-properties officeooo:rsid="001a5c87"/>
    </style:style>
    <style:style style:name="T2" style:family="text">
      <style:text-properties officeooo:rsid="001c529d"/>
    </style:style>
    <style:style style:name="T3" style:family="text">
      <style:text-properties officeooo:rsid="001e3b5c"/>
    </style:style>
    <style:style style:name="T4" style:family="text">
      <style:text-properties officeooo:rsid="0021eb16"/>
    </style:style>
    <style:style style:name="T5" style:family="text">
      <style:text-properties officeooo:rsid="0022a895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76e0a"/>
    </style:style>
    <style:style style:name="T8" style:family="text">
      <style:text-properties officeooo:rsid="0028a6da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Korisnici: Vozači automobila i administrator</text:p>
          </table:table-cell>
          <table:table-cell table:style-name="Table1.B1" office:value-type="string">
            <text:p text:style-name="P6">Aplikacija : Robotski sistem za automatsko parkiranje</text:p>
          </table:table-cell>
        </table:table-row>
        <table:table-row>
          <table:table-cell table:style-name="Table1.A2" office:value-type="string">
            <text:p text:style-name="P1">Opis korisnika</text:p>
            <text:p text:style-name="P18"><text:span text:style-name="T4">A</text:span>dministrator sistema <text:span text:style-name="T4">zadužen za</text:span> unos podataka <text:span text:style-name="T4">o </text:span>novi<text:span text:style-name="T4">m</text:span> vozač<text:span text:style-name="T4">ima</text:span> koji će koristiti sistem, te <text:span text:style-name="T5">prijavljuje eventualne kvarove u sistemu</text:span>.</text:p>
            <text:p text:style-name="P19"/>
            <text:p text:style-name="P3"><text:span text:style-name="T5">Vozači koriste sistem automatskog parkiranja</text:span>. Vozači će prvo biti obavezni prijavit<text:span text:style-name="T5">i</text:span> se korištenjem otiska prsta i PIN koda te parkirati automobil na platformu <text:span text:style-name="T1">prema vizuelnim uputama na ekranu. </text:span></text:p>
          </table:table-cell>
          <table:table-cell table:style-name="Table1.B2" office:value-type="string">
            <text:p text:style-name="P11">Postojeća praksa</text:p>
            <text:p text:style-name="P8">Vlasnici parking prostora nemaju dobar uvid u korisnike i iskorištenog parkinga, a ne mogu garantovati ni postojanje slobodnih mjesta i sigurnosti.</text:p>
            <text:p text:style-name="P8"/>
            <text:p text:style-name="P8">Vozači moraju unaprijed odvojiti vrijeme koje će biti potrebno da parkiraju svoj automobil i pri tome imaju malu garanciju sigurnosti odabranog mjesta.</text:p>
          </table:table-cell>
        </table:table-row>
        <table:table-row>
          <table:table-cell table:style-name="Table1.A2" office:value-type="string">
            <text:p text:style-name="P1">Korisničke potrebe</text:p>
            <text:p text:style-name="P2">Administrator ima potrebu za jedinstvenim sistemom koji <text:span text:style-name="T2">ć</text:span>e omogu<text:span text:style-name="T2">ć</text:span>iti jednostavno dodavanje i registrovanje novih <text:span text:style-name="T2">korisnika, kao i prijavu kvarova u samom sistemu.</text:span> Također <text:span text:style-name="T2">će imati mogućnost</text:span> mjese<text:span text:style-name="T2">č</text:span>n<text:span text:style-name="T2">e</text:span> naplat<text:span text:style-name="T2">e</text:span> za ve<text:span text:style-name="T2">ć</text:span> postoje<text:span text:style-name="T2">ć</text:span>e <text:span text:style-name="T2">korisnike. Kompletan sistem održavanja, upravljanja i kontrole je objedinjen u jednu cjelinu za administratora.</text:span></text:p>
            <text:p text:style-name="P2"/>
            <text:p text:style-name="P2">Vozači imaju potrebu za funcionalnim sistemom za parkiranje, koji rješava problem gubljenja vremena na pronalazak mjesta za parking, kao i samo parkiranje u nepreglednim uslovima. Vozači također imaju potrebu za sistemom koji će biti siguran <text:span text:style-name="T3">u smislu </text:span>eventualne krađe <text:span text:style-name="T3">i oštečenja automobila</text:span>, ali koji će biti <text:span text:style-name="T3">dovoljno</text:span> jednostavan tako da nije potrebno mnogo vremena za samu prijavu <text:span text:style-name="T3">i korištenje</text:span>.</text:p>
          </table:table-cell>
          <table:table-cell table:style-name="Table1.B2" office:value-type="string">
            <text:list xml:id="list807791337" text:style-name="WWNum1">
              <text:list-header>
                <text:p text:style-name="P14"><text:span text:style-name="T6">Ključne funkcionalnosti aplikacije</text:span></text:p>
                <text:p text:style-name="P15"><text:span text:style-name="T6">Mogućnost parkiranja automobila kada god </text:span><text:span text:style-name="T7">je vozač u</text:span><text:span text:style-name="T6"> potrebi za tim.</text:span></text:p>
              </text:list-header>
            </text:list>
            <text:p text:style-name="P16"><text:span text:style-name="T6"/></text:p>
            <text:p text:style-name="P16"><text:span text:style-name="T6">Jedinstven sistem registracije korisnika i naplate parking mjesta.</text:span></text:p>
            <text:p text:style-name="P16"><text:span text:style-name="T6"/></text:p>
            <text:p text:style-name="P17"><text:span text:style-name="T6">Minimiziranje površine koja se koristi kao parking prostor.</text:span></text:p>
            <text:p text:style-name="P16"><text:span text:style-name="T6"/></text:p>
            <text:p text:style-name="P16"><text:span text:style-name="T6"/></text:p>
          </table:table-cell>
        </table:table-row>
        <table:table-row>
          <table:table-cell table:style-name="Table1.A2" office:value-type="string">
            <text:p text:style-name="P1">Radni uslovi i specifični zahtjevi</text:p>
            <text:p text:style-name="P21">Unutar samog sistema gdje će se nalazi administrator, moguća je eventualna buka te je to jedini specifični ambijentalni uslov u sistemu.</text:p>
            <text:p text:style-name="P21"/>
            <text:p text:style-name="P22">Vozači žele sigurno parking mjesto koje je raspoloživo 24/7.</text:p>
          </table:table-cell>
          <table:table-cell table:style-name="Table1.B2" office:value-type="string">
            <text:p text:style-name="P13">Dodatne funkcionalnosti</text:p>
            <text:p text:style-name="P10"><text:span text:style-name="T8">Telefonska</text:span> provjera preostalog broja dana <text:span text:style-name="T8">za koje je parking placen.</text:span></text:p>
            <text:p text:style-name="P10"/>
            <text:p text:style-name="P10"/>
          </table:table-cell>
        </table:table-row>
        <table:table-row>
          <table:table-cell table:style-name="Table1.A2" office:value-type="string">
            <text:p text:style-name="P1">Benefiti za korisnika</text:p>
            <text:p text:style-name="P4">Da olakša proces parkiranja automobila. </text:p>
            <text:p text:style-name="P4">Da omogući sigurno i jeftino mjesto za sve automobile.</text:p>
            <text:p text:style-name="P4">Da uštedi vrijeme koje se izgubi za pronalazak parking mjesta.</text:p>
            <text:section text:style-name="Sect1" text:name="js_gg">
              <text:p text:style-name="Standard">Da omogu<text:span text:style-name="T3">ć</text:span>i lak<text:span text:style-name="T3">š</text:span>u naplatu i kontrolu nad samim parkingom.</text:p>
              <text:p text:style-name="P5">Da poboljša iskoristivost prostora za parkiranje.</text:p>
            </text:section>
            <text:p text:style-name="P1"/>
            <text:p text:style-name="P1"/>
          </table:table-cell>
          <table:table-cell table:style-name="Table1.B2" office:value-type="string">
            <text:p text:style-name="P12">Indikator uspješnosti</text:p>
            <text:p text:style-name="P9">Manje ukradenih i oštećenih automobila dok nisu u upotrebi.</text:p>
            <text:p text:style-name="P9"/>
            <text:p text:style-name="P9">Ušteda vremena i novca na parkiranje automobila.</text:p>
            <text:p text:style-name="P9"/>
            <text:p text:style-name="P9">Bolji uvid vlasnika parkinga u isplativost istog.</text:p>
            <text:p text:style-name="P9"/>
            <text:p text:style-name="P10">Onemogućeno neispravno korištenje prostora namijenjog za parkiranje vozil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fo:color="#0070c0" fo:font-size="9pt" fo:font-style="italic" style:font-name-asian="Calibri1" style:font-family-asian="Calibri" style:font-family-generic-asian="system" style:font-pitch-asian="variable" style:font-size-asian="10pt" style:font-style-asian="italic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7:32:47.554137582</meta:creation-date>
    <dc:date>2018-12-17T17:40:11.966000000</dc:date>
    <meta:editing-duration>PT13M23S</meta:editing-duration>
    <meta:editing-cycles>3</meta:editing-cycles>
    <meta:generator>LibreOffice/6.1.3.2$Windows_X86_64 LibreOffice_project/86daf60bf00efa86ad547e59e09d6bb77c699acb</meta:generator>
    <meta:document-statistic meta:table-count="1" meta:image-count="0" meta:object-count="0" meta:page-count="1" meta:paragraph-count="31" meta:word-count="366" meta:character-count="2585" meta:non-whitespace-character-count="2250"/>
  </office:meta>
</office:document-meta>
</file>